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Web (West European)" svg:font-family="'Segoe UI Web (West European)', 'Segoe UI', apple-system, BlinkMacSystemFont, Roboto, 'Helvetica Neue', sans-serif"/>
    <style:font-face style:name="Ubuntu" svg:font-family="Ubuntu"/>
    <style:font-face style:name="Ubuntu." svg:font-family="Ubuntu."/>
  </office:font-face-decls>
  <office:automatic-styles>
    <style:style style:name="P1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2" style:family="paragraph" style:parent-style-name="Heading_20_3">
      <style:paragraph-properties fo:line-height="150%" fo:text-align="center" style:justify-single-word="false"/>
      <style:text-properties style:font-name="Ubuntu"/>
    </style:style>
    <style:style style:name="P3" style:family="paragraph" style:parent-style-name="Text_20_body">
      <style:paragraph-properties fo:line-height="150%"/>
      <style:text-properties fo:font-variant="normal" fo:text-transform="none" fo:color="#ffffff" loext:opacity="100%" style:font-name="Segoe UI Web (West European)" fo:font-size="13pt" fo:letter-spacing="normal" fo:font-style="normal" fo:font-weight="normal" style:font-size-asian="13pt" style:font-size-complex="13pt"/>
    </style:style>
    <style:style style:name="P4" style:family="paragraph" style:parent-style-name="Text_20_body">
      <style:paragraph-properties fo:line-height="150%"/>
      <style:text-properties fo:font-variant="normal" fo:text-transform="none" fo:color="#ffffff" loext:opacity="100%" style:font-name="Segoe UI Web (West European)" fo:font-size="13pt" fo:letter-spacing="normal" fo:font-style="normal" fo:font-weight="bold" style:font-size-asian="13pt" style:font-weight-asian="bold" style:font-size-complex="13pt" style:font-weight-complex="bold"/>
    </style:style>
    <style:style style:name="P5" style:family="paragraph" style:parent-style-name="Standard">
      <style:paragraph-properties fo:line-height="150%"/>
      <style:text-properties style:font-name="Ubuntu" fo:font-size="13pt" style:font-size-asian="13pt" style:font-size-complex="13pt"/>
    </style:style>
    <style:style style:name="P6" style:family="paragraph" style:parent-style-name="Heading_20_3">
      <style:paragraph-properties fo:line-height="150%" fo:text-align="center" style:justify-single-word="false"/>
      <style:text-properties style:font-name="Ubuntu."/>
    </style:style>
    <style:style style:name="P7" style:family="paragraph" style:parent-style-name="Standard">
      <style:paragraph-properties fo:line-height="150%"/>
      <style:text-properties style:font-name="Ubuntu" fo:font-size="13pt" fo:background-color="#dddddd" style:font-size-asian="13pt" style:font-size-complex="13pt"/>
    </style:style>
    <style:style style:name="P8" style:family="paragraph" style:parent-style-name="Standard">
      <style:paragraph-properties fo:line-height="150%"/>
      <style:text-properties style:font-name="Ubuntu" fo:font-size="13pt" fo:background-color="transparent" style:font-size-asian="13pt" style:font-size-complex="13pt"/>
    </style:style>
    <style:style style:name="P9" style:family="paragraph" style:parent-style-name="Standard">
      <style:paragraph-properties fo:line-height="150%"/>
      <style:text-properties style:font-name="Ubuntu" fo:font-size="13pt" officeooo:paragraph-rsid="0013bce7" fo:background-color="#dddddd" style:font-size-asian="13pt" style:font-size-complex="13pt"/>
    </style:style>
    <style:style style:name="T1" style:family="text">
      <style:text-properties fo:background-color="#dddddd" loext:char-shading-value="0"/>
    </style:style>
    <style:style style:name="T2" style:family="text">
      <style:text-properties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Ferramentas TypeScript em 5 minutos</text:h>
      <text:h text:style-name="P2" text:outline-level="3">Instalando TypeScript</text:h>
      <text:p text:style-name="P3">Existem duas maneiras principais de obter o TypeScript disponível para o seu projeto:</text:p>
      <text:p text:style-name="P4">Via npm (o gerenciador de pacotes Node.js)</text:p>
      <text:p text:style-name="P4">Instalando os plugins do Visual Studio do TypeScript</text:p>
      <text:p text:style-name="P5"/>
      <text:p text:style-name="P5"><text:span text:style-name="T1">npm install -g typescript </text:span></text:p>
      <text:h text:style-name="P6" text:outline-level="3">Construindo seu primeiro arquivo TypeScript</text:h>
      <text:p text:style-name="P5">Em seu editor, digite o seguinte código JavaScript em greeter.ts:</text:p>
      <text:p text:style-name="P5"/>
      <text:p text:style-name="P7">function greeter(person) {</text:p>
      <text:p text:style-name="P7"><text:span text:style-name="T2"><text:s text:c="2"/></text:span>return "Hello, " + person;</text:p>
      <text:p text:style-name="P7">}</text:p>
      <text:p text:style-name="P8"><text:s/></text:p>
      <text:p text:style-name="P7">let user = "Jane User";</text:p>
      <text:p text:style-name="P8"><text:s/></text:p>
      <text:p text:style-name="P5"><text:span text:style-name="T1">document.body.textContent = greeter(user);</text:span></text:p>
      <text:h text:style-name="P2" text:outline-level="3">Compilando seu código</text:h>
      <text:p text:style-name="P5">Usamos uma extensão .ts, mas este código é apenas JavaScript. Você poderia ter copiado / colado diretamente de um aplicativo JavaScript existente.</text:p>
      <text:p text:style-name="P5"/>
      <text:p text:style-name="P5">Na linha de comando, execute o compilador TypeScript:</text:p>
      <text:p text:style-name="P5"/>
      <text:p text:style-name="P7">tsc greeter.ts </text:p>
      <text:p text:style-name="P5"><text:soft-page-break/>O resultado será um arquivo greeter.js que contém o mesmo JavaScript que você alimentou. Estamos funcionando usando o TypeScript em nosso aplicativo JavaScript.</text:p>
      <text:p text:style-name="P5"/>
      <text:p text:style-name="P5">Agora podemos começar a tirar proveito de algumas das novas ferramentas que o TypeScript oferece. Adicione uma anotação do tipo <text:span text:style-name="T1">string</text:span> ao argumento da função <text:span text:style-name="T1">‘pessoa’</text:span> conforme mostrado aqui:</text:p>
      <text:p text:style-name="P5"/>
      <text:p text:style-name="P9">function greeter(person: string) {</text:p>
      <text:p text:style-name="P7"><text:span text:style-name="T2"><text:s text:c="2"/></text:span>return "Hello, " + person;</text:p>
      <text:p text:style-name="P7">}</text:p>
      <text:p text:style-name="P8"><text:s/></text:p>
      <text:p text:style-name="P7">let user = "Jane User";</text:p>
      <text:p text:style-name="P8"><text:s/></text:p>
      <text:p text:style-name="P5"><text:span text:style-name="T1">document.body.textContent = greeter(user);</text:span></text:p>
      <text:h text:style-name="P2" text:outline-level="3">Executando seu aplicativo da web TypeScript</text:h>
      <text:p text:style-name="P5">Agora digite o seguinte em greeter.html:</text:p>
      <text:p text:style-name="P5"/>
      <text:p text:style-name="P7">&lt;!DOCTYPE html&gt;</text:p>
      <text:p text:style-name="P7">&lt;html&gt;</text:p>
      <text:p text:style-name="P7"><text:span text:style-name="T2"><text:s text:c="2"/></text:span>&lt;head&gt;</text:p>
      <text:p text:style-name="P7"><text:span text:style-name="T2"><text:s text:c="4"/></text:span>&lt;title&gt;TypeScript Greeter&lt;/title&gt;</text:p>
      <text:p text:style-name="P7"><text:span text:style-name="T2"><text:s text:c="2"/></text:span>&lt;/head&gt;</text:p>
      <text:p text:style-name="P7"><text:span text:style-name="T2"><text:s text:c="2"/></text:span>&lt;body&gt;</text:p>
      <text:p text:style-name="P7"><text:span text:style-name="T2"><text:s text:c="4"/></text:span>&lt;script src="greeter.js"&gt;&lt;/script&gt;</text:p>
      <text:p text:style-name="P7"><text:span text:style-name="T2"><text:s text:c="2"/></text:span>&lt;/body&gt;</text:p>
      <text:p text:style-name="P7">&lt;/html&gt;</text:p>
      <text:p text:style-name="P5"/>
      <text:p text:style-name="P5">Abra greeter.html no navegador para executar seu primeiro aplicativo da Web TypeScript simples.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Web (West European)" svg:font-family="'Segoe UI Web (West European)', 'Segoe UI', apple-system, BlinkMacSystemFont, Roboto, 'Helvetica Neue', sans-serif"/>
    <style:font-face style:name="Ubuntu" svg:font-family="Ubuntu"/>
    <style:font-face style:name="Ubuntu." svg:font-family="Ubuntu.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Ubuntu" fo:font-family="Ubuntu" fo:font-size="13pt" style:font-size-asian="13pt" style:font-size-complex="13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8T15:48:47.528020800</meta:creation-date>
    <dc:date>2026-01-18T16:43:07.050398300</dc:date>
    <meta:editing-duration>PT44M1S</meta:editing-duration>
    <meta:editing-cycles>2</meta:editing-cycles>
    <meta:generator>LibreOffice/25.2.7.2$Windows_X86_64 LibreOffice_project/5cbfd1ab6520636bb5f7b99185aa69bd7456825d</meta:generator>
    <meta:document-statistic meta:table-count="0" meta:image-count="0" meta:object-count="0" meta:page-count="2" meta:paragraph-count="40" meta:word-count="213" meta:character-count="1521" meta:non-whitespace-character-count="1318"/>
  </office:meta>
</office:document-meta>
</file>